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text:span text:style-name="T9">&gt;</text:span></text:p>
      <text:p text:style-name="Código"><text:span text:style-name="T9"><text:tab/>&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1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1T11:35:37</dc:date>
    <meta:print-date>2005-05-19T18:12:29</meta:print-date>
    <dc:language>es-ES</dc:language>
    <meta:editing-cycles>1467</meta:editing-cycles>
    <meta:editing-duration>P7DT19H11M7S</meta:editing-duration>
    <meta:user-defined meta:name="Info 1"/>
    <meta:user-defined meta:name="Info 2"/>
    <meta:user-defined meta:name="Info 3"/>
    <meta:user-defined meta:name="Info 4"/>
    <meta:document-statistic meta:table-count="0" meta:image-count="34" meta:object-count="0" meta:page-count="150" meta:paragraph-count="3891" meta:word-count="31715" meta:character-count="230048"/>
  </office:meta>
</office:document-meta>
</file>